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4638in"/>
    </style:style>
    <style:style style:name="co5" style:family="table-column">
      <style:table-column-properties fo:break-before="auto" style:column-width="0.3165in"/>
    </style:style>
    <style:style style:name="co6" style:family="table-column">
      <style:table-column-properties fo:break-before="auto" style:column-width="1.1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de" number:country="DE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5000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MHz</text:p>
          </table:table-cell>
          <table:table-cell office:value-type="string">
            <text:p>Workers</text:p>
          </table:table-cell>
          <table:table-cell office:value-type="string">
            <text:p>T_Vector</text:p>
          </table:table-cell>
          <table:table-cell office:value-type="string">
            <text:p>T_Iteration</text:p>
          </table:table-cell>
          <table:table-cell office:value-type="string">
            <text:p>T_Wait_For_Workers</text:p>
          </table:table-cell>
          <table:table-cell table:number-columns-repeated="5"/>
        </table:table-row>
        <table:table-row table:style-name="ro1">
          <table:table-cell office:value-type="string">
            <text:p>thor</text:p>
          </table:table-cell>
          <table:table-cell office:value-type="float" office:value="1600">
            <text:p>1600</text:p>
          </table:table-cell>
          <table:table-cell office:value-type="float" office:value="1">
            <text:p>1</text:p>
          </table:table-cell>
          <table:table-cell table:style-name="ce3" office:value-type="float" office:value="0.00000672">
            <text:p>0,00000672</text:p>
          </table:table-cell>
          <table:table-cell office:value-type="float" office:value="0.0005355">
            <text:p>0.0005355</text:p>
          </table:table-cell>
          <table:table-cell office:value-type="float" office:value="0.0001024">
            <text:p>0.0001024</text:p>
          </table:table-cell>
          <table:table-cell/>
          <table:table-cell office:value-type="string">
            <text:p>GenuineIntel</text:p>
          </table:table-cell>
          <table:table-cell office:value-type="string">
            <text:p>i686</text:p>
          </table:table-cell>
          <table:table-cell office:value-type="string">
            <text:p>32-bit</text:p>
          </table:table-cell>
          <table:table-cell/>
        </table:table-row>
        <table:table-row table:style-name="ro1">
          <table:table-cell office:value-type="string">
            <text:p>thunder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style-name="ce3" office:value-type="float" office:value="0.0000038">
            <text:p>0,0000038</text:p>
          </table:table-cell>
          <table:table-cell office:value-type="float" office:value="0.0003278">
            <text:p>0.0003278</text:p>
          </table:table-cell>
          <table:table-cell office:value-type="float" office:value="0.0000623">
            <text:p>0.0000623</text:p>
          </table:table-cell>
          <table:table-cell/>
          <table:table-cell office:value-type="string">
            <text:p>AuthenticAMD</text:p>
          </table:table-cell>
          <table:table-cell office:value-type="string">
            <text:p>i686</text:p>
          </table:table-cell>
          <table:table-cell office:value-type="string">
            <text:p>32-bit, 64-bit</text:p>
          </table:table-cell>
          <table:table-cell/>
        </table:table-row>
        <table:table-row table:style-name="ro1">
          <table:table-cell office:value-type="string">
            <text:p>cyclope</text:p>
          </table:table-cell>
          <table:table-cell office:value-type="float" office:value="2004">
            <text:p>2004</text:p>
          </table:table-cell>
          <table:table-cell office:value-type="float" office:value="1">
            <text:p>1</text:p>
          </table:table-cell>
          <table:table-cell table:style-name="ce3" office:value-type="float" office:value="0.00000249">
            <text:p>0,00000249</text:p>
          </table:table-cell>
          <table:table-cell office:value-type="float" office:value="0.0002501">
            <text:p>0.0002501</text:p>
          </table:table-cell>
          <table:table-cell office:value-type="float" office:value="0.00004816">
            <text:p>0.00004816</text:p>
          </table:table-cell>
          <table:table-cell/>
          <table:table-cell office:value-type="string">
            <text:p>AuthenticAMD</text:p>
          </table:table-cell>
          <table:table-cell office:value-type="string">
            <text:p>x86_64</text:p>
          </table:table-cell>
          <table:table-cell office:value-type="string">
            <text:p>32-bit, 64-bit</text:p>
          </table:table-cell>
          <table:table-cell/>
        </table:table-row>
        <table:table-row table:style-name="ro1">
          <table:table-cell office:value-type="string">
            <text:p>hal</text:p>
          </table:table-cell>
          <table:table-cell office:value-type="float" office:value="2700">
            <text:p>2700</text:p>
          </table:table-cell>
          <table:table-cell office:value-type="float" office:value="1">
            <text:p>1</text:p>
          </table:table-cell>
          <table:table-cell table:style-name="ce3" office:value-type="float" office:value="0.00000083">
            <text:p>0,00000083</text:p>
          </table:table-cell>
          <table:table-cell office:value-type="float" office:value="0.0001373">
            <text:p>0.0001373</text:p>
          </table:table-cell>
          <table:table-cell office:value-type="float" office:value="0.00002722">
            <text:p>0.00002722</text:p>
          </table:table-cell>
          <table:table-cell/>
          <table:table-cell office:value-type="string">
            <text:p>AuthenticAMD</text:p>
          </table:table-cell>
          <table:table-cell office:value-type="string">
            <text:p>x86_64</text:p>
          </table:table-cell>
          <table:table-cell office:value-type="string">
            <text:p>32-bit, 64-bit</text:p>
          </table:table-cell>
          <table:table-cell/>
        </table:table-row>
        <table:table-row table:style-name="ro1">
          <table:table-cell office:value-type="string">
            <text:p>sl01</text:p>
          </table:table-cell>
          <table:table-cell office:value-type="float" office:value="2700">
            <text:p>2700</text:p>
          </table:table-cell>
          <table:table-cell office:value-type="float" office:value="1">
            <text:p>1</text:p>
          </table:table-cell>
          <table:table-cell table:style-name="ce3" office:value-type="string">
            <text:p>0.000000930</text:p>
          </table:table-cell>
          <table:table-cell office:value-type="float" office:value="0.0000298">
            <text:p>0.0000298</text:p>
          </table:table-cell>
          <table:table-cell office:value-type="float" office:value="0.00000582">
            <text:p>0.00000582</text:p>
          </table:table-cell>
          <table:table-cell/>
          <table:table-cell office:value-type="string">
            <text:p>GenuineIntel</text:p>
          </table:table-cell>
          <table:table-cell office:value-type="string">
            <text:p>x86_64</text:p>
          </table:table-cell>
          <table:table-cell office:value-type="string">
            <text:p>32-bit, 64-bit</text:p>
          </table:table-cell>
          <table:table-cell office:value-type="string">
            <text:p>Cloud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thor</text:p>
          </table:table-cell>
          <table:table-cell office:value-type="float" office:value="1600">
            <text:p>1600</text:p>
          </table:table-cell>
          <table:table-cell office:value-type="float" office:value="2">
            <text:p>2</text:p>
          </table:table-cell>
          <table:table-cell table:style-name="ce3" office:value-type="float" office:value="0.00000849">
            <text:p>0,00000849</text:p>
          </table:table-cell>
          <table:table-cell office:value-type="float" office:value="0.0005852">
            <text:p>0.0005852</text:p>
          </table:table-cell>
          <table:table-cell office:value-type="float" office:value="0.00011324">
            <text:p>0.00011324</text:p>
          </table:table-cell>
          <table:table-cell/>
          <table:table-cell office:value-type="string">
            <text:p>GenuineIntel</text:p>
          </table:table-cell>
          <table:table-cell office:value-type="string">
            <text:p>i686</text:p>
          </table:table-cell>
          <table:table-cell office:value-type="string">
            <text:p>32-bit</text:p>
          </table:table-cell>
          <table:table-cell/>
        </table:table-row>
        <table:table-row table:style-name="ro1">
          <table:table-cell office:value-type="string">
            <text:p>thunder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table:style-name="ce3" office:value-type="float" office:value="0.00000439">
            <text:p>0,00000439</text:p>
          </table:table-cell>
          <table:table-cell office:value-type="float" office:value="0.0002947">
            <text:p>0.0002947</text:p>
          </table:table-cell>
          <table:table-cell office:value-type="float" office:value="0.00005644">
            <text:p>0.00005644</text:p>
          </table:table-cell>
          <table:table-cell/>
          <table:table-cell office:value-type="string">
            <text:p>AuthenticAMD</text:p>
          </table:table-cell>
          <table:table-cell office:value-type="string">
            <text:p>i686</text:p>
          </table:table-cell>
          <table:table-cell office:value-type="string">
            <text:p>32-bit, 64-bit</text:p>
          </table:table-cell>
          <table:table-cell/>
        </table:table-row>
        <table:table-row table:style-name="ro1">
          <table:table-cell office:value-type="string">
            <text:p>cyclope</text:p>
          </table:table-cell>
          <table:table-cell office:value-type="float" office:value="2004">
            <text:p>2004</text:p>
          </table:table-cell>
          <table:table-cell office:value-type="float" office:value="2">
            <text:p>2</text:p>
          </table:table-cell>
          <table:table-cell table:style-name="ce3" office:value-type="float" office:value="0.00000282">
            <text:p>0,00000282</text:p>
          </table:table-cell>
          <table:table-cell office:value-type="float" office:value="0.0002746">
            <text:p>0.0002746</text:p>
          </table:table-cell>
          <table:table-cell office:value-type="float" office:value="0.00005194">
            <text:p>0.00005194</text:p>
          </table:table-cell>
          <table:table-cell/>
          <table:table-cell office:value-type="string">
            <text:p>AuthenticAMD</text:p>
          </table:table-cell>
          <table:table-cell office:value-type="string">
            <text:p>x86_64</text:p>
          </table:table-cell>
          <table:table-cell office:value-type="string">
            <text:p>32-bit, 64-bit</text:p>
          </table:table-cell>
          <table:table-cell/>
        </table:table-row>
        <table:table-row table:style-name="ro1">
          <table:table-cell office:value-type="string">
            <text:p>hal</text:p>
          </table:table-cell>
          <table:table-cell office:value-type="float" office:value="2700">
            <text:p>2700</text:p>
          </table:table-cell>
          <table:table-cell office:value-type="float" office:value="2">
            <text:p>2</text:p>
          </table:table-cell>
          <table:table-cell table:style-name="ce3" office:value-type="float" office:value="0.00000267">
            <text:p>0,00000267</text:p>
          </table:table-cell>
          <table:table-cell office:value-type="float" office:value="0.0001856">
            <text:p>0.0001856</text:p>
          </table:table-cell>
          <table:table-cell office:value-type="float" office:value="0.00003642">
            <text:p>0.00003642</text:p>
          </table:table-cell>
          <table:table-cell/>
          <table:table-cell office:value-type="string">
            <text:p>AuthenticAMD</text:p>
          </table:table-cell>
          <table:table-cell office:value-type="string">
            <text:p>x86_64</text:p>
          </table:table-cell>
          <table:table-cell office:value-type="string">
            <text:p>32-bit, 64-bit</text:p>
          </table:table-cell>
          <table:table-cell/>
        </table:table-row>
        <table:table-row table:style-name="ro1">
          <table:table-cell office:value-type="string">
            <text:p>sl01</text:p>
          </table:table-cell>
          <table:table-cell office:value-type="float" office:value="2700">
            <text:p>2700</text:p>
          </table:table-cell>
          <table:table-cell office:value-type="float" office:value="2">
            <text:p>2</text:p>
          </table:table-cell>
          <table:table-cell table:style-name="ce3" office:value-type="string">
            <text:p>0.000001070</text:p>
          </table:table-cell>
          <table:table-cell office:value-type="float" office:value="0.0000461">
            <text:p>0.0000461</text:p>
          </table:table-cell>
          <table:table-cell office:value-type="float" office:value="0.00000904">
            <text:p>0.00000904</text:p>
          </table:table-cell>
          <table:table-cell/>
          <table:table-cell office:value-type="string">
            <text:p>GenuineIntel</text:p>
          </table:table-cell>
          <table:table-cell office:value-type="string">
            <text:p>x86_64</text:p>
          </table:table-cell>
          <table:table-cell office:value-type="string">
            <text:p>32-bit, 64-bit</text:p>
          </table:table-cell>
          <table:table-cell office:value-type="string">
            <text:p>Cloud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cyclope</text:p>
          </table:table-cell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  <table:table-cell office:value-type="float" office:value="0.00000243">
            <text:p>0.00000243</text:p>
          </table:table-cell>
          <table:table-cell office:value-type="float" office:value="0.0001864">
            <text:p>0.0001864</text:p>
          </table:table-cell>
          <table:table-cell office:value-type="float" office:value="0.00003576">
            <text:p>0.00003576</text:p>
          </table:table-cell>
          <table:table-cell/>
          <table:table-cell office:value-type="string">
            <text:p>AuthenticAMD</text:p>
          </table:table-cell>
          <table:table-cell office:value-type="string">
            <text:p>x86_64</text:p>
          </table:table-cell>
          <table:table-cell office:value-type="string">
            <text:p>32-bit, 64-bit</text:p>
          </table:table-cell>
          <table:table-cell office:value-type="string">
            <text:p>With numa</text:p>
          </table:table-cell>
        </table:table-row>
        <table:table-row table:style-name="ro1">
          <table:table-cell office:value-type="string">
            <text:p>hal</text:p>
          </table:table-cell>
          <table:table-cell office:value-type="float" office:value="2700">
            <text:p>2700</text:p>
          </table:table-cell>
          <table:table-cell office:value-type="float" office:value="2">
            <text:p>2</text:p>
          </table:table-cell>
          <table:table-cell office:value-type="float" office:value="0.00000083">
            <text:p>0.00000083</text:p>
          </table:table-cell>
          <table:table-cell office:value-type="float" office:value="0.0000675">
            <text:p>0.0000675</text:p>
          </table:table-cell>
          <table:table-cell office:value-type="float" office:value="0.00001332">
            <text:p>0.00001332</text:p>
          </table:table-cell>
          <table:table-cell/>
          <table:table-cell office:value-type="string">
            <text:p>AuthenticAMD</text:p>
          </table:table-cell>
          <table:table-cell office:value-type="string">
            <text:p>x86_64</text:p>
          </table:table-cell>
          <table:table-cell office:value-type="string">
            <text:p>32-bit, 64-bit</text:p>
          </table:table-cell>
          <table:table-cell/>
        </table:table-row>
        <table:table-row table:style-name="ro1">
          <table:table-cell office:value-type="string">
            <text:p>sl01</text:p>
          </table:table-cell>
          <table:table-cell office:value-type="float" office:value="2700">
            <text:p>270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hal</text:p>
          </table:table-cell>
          <table:table-cell/>
          <table:table-cell office:value-type="float" office:value="2">
            <text:p>2</text:p>
          </table:table-cell>
          <table:table-cell office:value-type="float" office:value="0.00000106">
            <text:p>0.00000106</text:p>
          </table:table-cell>
          <table:table-cell office:value-type="float" office:value="0.0000991">
            <text:p>0.0000991</text:p>
          </table:table-cell>
          <table:table-cell office:value-type="float" office:value="0.00001952">
            <text:p>0.00001952</text:p>
          </table:table-cell>
          <table:table-cell table:number-columns-repeated="5"/>
        </table:table-row>
        <table:table-row table:style-name="ro1">
          <table:table-cell office:value-type="string">
            <text:p>hal</text:p>
          </table:table-cell>
          <table:table-cell/>
          <table:table-cell office:value-type="float" office:value="2">
            <text:p>2</text:p>
          </table:table-cell>
          <table:table-cell office:value-type="float" office:value="0.00000096">
            <text:p>0.00000096</text:p>
          </table:table-cell>
          <table:table-cell office:value-type="float" office:value="0.0000639">
            <text:p>0.0000639</text:p>
          </table:table-cell>
          <table:table-cell office:value-type="float" office:value="0.00001242">
            <text:p>0.00001242</text:p>
          </table:table-cell>
          <table:table-cell table:number-columns-repeated="3"/>
          <table:table-cell office:value-type="string">
            <text:p>freecpu.sh</text:p>
          </table:table-cell>
          <table:table-cell/>
        </table:table-row>
        <table:table-row table:style-name="ro1">
          <table:table-cell office:value-type="string">
            <text:p>thunder</text:p>
          </table:table-cell>
          <table:table-cell/>
          <table:table-cell office:value-type="float" office:value="2">
            <text:p>2</text:p>
          </table:table-cell>
          <table:table-cell office:value-type="float" office:value="0.00000454">
            <text:p>0.00000454</text:p>
          </table:table-cell>
          <table:table-cell office:value-type="float" office:value="0.0002717">
            <text:p>0.0002717</text:p>
          </table:table-cell>
          <table:table-cell office:value-type="float" office:value="0.00005184">
            <text:p>0.00005184</text:p>
          </table:table-cell>
          <table:table-cell table:number-columns-repeated="5"/>
        </table:table-row>
        <table:table-row table:style-name="ro1">
          <table:table-cell office:value-type="string">
            <text:p>thunder</text:p>
          </table:table-cell>
          <table:table-cell/>
          <table:table-cell office:value-type="float" office:value="2">
            <text:p>2</text:p>
          </table:table-cell>
          <table:table-cell office:value-type="float" office:value="0.00000561">
            <text:p>0.00000561</text:p>
          </table:table-cell>
          <table:table-cell office:value-type="float" office:value="0.0003786">
            <text:p>0.0003786</text:p>
          </table:table-cell>
          <table:table-cell office:value-type="float" office:value="0.0000733">
            <text:p>0.0000733</text:p>
          </table:table-cell>
          <table:table-cell table:number-columns-repeated="3"/>
          <table:table-cell office:value-type="string">
            <text:p>freecpu.sh</text:p>
          </table:table-cell>
          <table:table-cell/>
        </table:table-row>
        <table:table-row table:style-name="ro1">
          <table:table-cell office:value-type="string">
            <text:p>cyclope</text:p>
          </table:table-cell>
          <table:table-cell/>
          <table:table-cell office:value-type="float" office:value="2">
            <text:p>2</text:p>
          </table:table-cell>
          <table:table-cell office:value-type="float" office:value="0.00000256">
            <text:p>0.00000256</text:p>
          </table:table-cell>
          <table:table-cell office:value-type="float" office:value="0.0002877">
            <text:p>0.0002877</text:p>
          </table:table-cell>
          <table:table-cell office:value-type="float" office:value="0.00005574">
            <text:p>0.00005574</text:p>
          </table:table-cell>
          <table:table-cell table:number-columns-repeated="5"/>
        </table:table-row>
        <table:table-row table:style-name="ro1">
          <table:table-cell office:value-type="string">
            <text:p>cyclope</text:p>
          </table:table-cell>
          <table:table-cell/>
          <table:table-cell office:value-type="float" office:value="2">
            <text:p>2</text:p>
          </table:table-cell>
          <table:table-cell office:value-type="float" office:value="0.00000303">
            <text:p>0.00000303</text:p>
          </table:table-cell>
          <table:table-cell office:value-type="float" office:value="0.0003319">
            <text:p>0.0003319</text:p>
          </table:table-cell>
          <table:table-cell table:style-name="Default"/>
          <table:table-cell table:number-columns-repeated="3"/>
          <table:table-cell office:value-type="string">
            <text:p>freecpu.sh</text:p>
          </table:table-cell>
          <table:table-cell/>
        </table:table-row>
        <table:table-row table:style-name="ro1">
          <table:table-cell office:value-type="string">
            <text:p>sl01</text:p>
          </table:table-cell>
          <table:table-cell/>
          <table:table-cell office:value-type="float" office:value="2">
            <text:p>2</text:p>
          </table:table-cell>
          <table:table-cell office:value-type="float" office:value="0.00000245">
            <text:p>0.00000245</text:p>
          </table:table-cell>
          <table:table-cell office:value-type="float" office:value="0.0004654">
            <text:p>0.0004654</text:p>
          </table:table-cell>
          <table:table-cell office:value-type="float" office:value="0.00009268">
            <text:p>0.00009268</text:p>
          </table:table-cell>
          <table:table-cell table:number-columns-repeated="2"/>
          <table:table-cell office:value-type="string">
            <text:p>x86_64</text:p>
          </table:table-cell>
          <table:table-cell office:value-type="string">
            <text:p>setup.sh</text:p>
          </table:table-cell>
          <table:table-cell/>
        </table:table-row>
        <table:table-row table:style-name="ro1">
          <table:table-cell office:value-type="string">
            <text:p>sl01</text:p>
          </table:table-cell>
          <table:table-cell/>
          <table:table-cell office:value-type="float" office:value="2">
            <text:p>2</text:p>
          </table:table-cell>
          <table:table-cell office:value-type="float" office:value="0.00000413">
            <text:p>0.00000413</text:p>
          </table:table-cell>
          <table:table-cell office:value-type="float" office:value="0.0003495">
            <text:p>0.0003495</text:p>
          </table:table-cell>
          <table:table-cell office:value-type="float" office:value="0.00006958">
            <text:p>0.00006958</text:p>
          </table:table-cell>
          <table:table-cell table:number-columns-repeated="2"/>
          <table:table-cell office:value-type="string">
            <text:p>x86_64</text:p>
          </table:table-cell>
          <table:table-cell office:value-type="string">
            <text:p>freecpu.sh+setup.sh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>
            <text:p>MHz</text:p>
          </table:table-cell>
          <table:table-cell office:value-type="string">
            <text:p>Workers</text:p>
          </table:table-cell>
          <table:table-cell office:value-type="string">
            <text:p>T_Vector</text:p>
          </table:table-cell>
          <table:table-cell office:value-type="string">
            <text:p>T_Iteration</text:p>
          </table:table-cell>
          <table:table-cell office:value-type="string">
            <text:p>T_Wait_For_Workers</text:p>
          </table:table-cell>
          <table:table-cell table:number-columns-repeated="5"/>
        </table:table-row>
        <table:table-row table:style-name="ro1">
          <table:table-cell office:value-type="string">
            <text:p>sl01</text:p>
          </table:table-cell>
          <table:table-cell/>
          <table:table-cell office:value-type="float" office:value="8">
            <text:p>8</text:p>
          </table:table-cell>
          <table:table-cell office:value-type="float" office:value="0.000510254">
            <text:p>0.000510254</text:p>
          </table:table-cell>
          <table:table-cell office:value-type="float" office:value="16.4744885">
            <text:p>16.4744885</text:p>
          </table:table-cell>
          <table:table-cell office:value-type="float" office:value="0.065897304">
            <text:p>0.065897304</text:p>
          </table:table-cell>
          <table:table-cell/>
          <table:table-cell office:value-type="float" office:value="800">
            <text:p>800</text:p>
          </table:table-cell>
          <table:table-cell table:formula="of:=LOG([.H30];10)" office:value-type="float" office:value="2.90308998699194">
            <text:p>2.903089987</text:p>
          </table:table-cell>
          <table:table-cell table:formula="of:=LOG([.E30];10)" office:value-type="float" office:value="1.21681193949816">
            <text:p>1.21681193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0.000404659">
            <text:p>0.000404659</text:p>
          </table:table-cell>
          <table:table-cell office:value-type="float" office:value="12.6002355">
            <text:p>12.6002355</text:p>
          </table:table-cell>
          <table:table-cell office:value-type="float" office:value="0.05040022">
            <text:p>0.05040022</text:p>
          </table:table-cell>
          <table:table-cell/>
          <table:table-cell office:value-type="float" office:value="700">
            <text:p>700</text:p>
          </table:table-cell>
          <table:table-cell table:formula="of:=LOG([.H31];10)" office:value-type="float" office:value="2.84509804001426">
            <text:p>2.84509804</text:p>
          </table:table-cell>
          <table:table-cell table:formula="of:=LOG([.E31];10)" office:value-type="float" office:value="1.10037866221238">
            <text:p>1.10037866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0.000293135">
            <text:p>0.000293135</text:p>
          </table:table-cell>
          <table:table-cell office:value-type="float" office:value="9.2058855">
            <text:p>9.2058855</text:p>
          </table:table-cell>
          <table:table-cell office:value-type="float" office:value="0.03682284">
            <text:p>0.03682284</text:p>
          </table:table-cell>
          <table:table-cell/>
          <table:table-cell office:value-type="float" office:value="600">
            <text:p>600</text:p>
          </table:table-cell>
          <table:table-cell table:formula="of:=LOG([.H32];10)" office:value-type="float" office:value="2.77815125038364">
            <text:p>2.7781512504</text:p>
          </table:table-cell>
          <table:table-cell table:formula="of:=LOG([.E32];10)" office:value-type="float" office:value="0.964065568969055">
            <text:p>0.9640655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0.0001905">
            <text:p>0.0001905</text:p>
          </table:table-cell>
          <table:table-cell office:value-type="float" office:value="6.338056">
            <text:p>6.338056</text:p>
          </table:table-cell>
          <table:table-cell office:value-type="float" office:value="0.025351468">
            <text:p>0.025351468</text:p>
          </table:table-cell>
          <table:table-cell/>
          <table:table-cell office:value-type="float" office:value="500">
            <text:p>500</text:p>
          </table:table-cell>
          <table:table-cell table:formula="of:=LOG([.H33];10)" office:value-type="float" office:value="2.69897000433602">
            <text:p>2.6989700043</text:p>
          </table:table-cell>
          <table:table-cell table:formula="of:=LOG([.E33];10)" office:value-type="float" office:value="0.801956072087406">
            <text:p>0.8019560721</text:p>
          </table:table-cell>
          <table:table-cell>
            <draw:frame table:end-cell-address="Sheet1.U64" table:end-x="0.8791in" table:end-y="0.0106in" draw:z-index="0" draw:style-name="gr1" svg:width="9.5598in" svg:height="5.3992in" svg:x="0.2094in" svg:y="0.102in">
              <draw:object draw:notify-on-update-of-ranges="Sheet1.I30:Sheet1.I30 Sheet1.J30:Sheet1.J46 Sheet1.C30:Sheet1.C30 Sheet1.E30:Sheet1.E46 Sheet1.H30:Sheet1.H46 Sheet1.C49:Sheet1.C49 Sheet1.E49:Sheet1.E65 Sheet1.H49:Sheet1.H6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0.000122629">
            <text:p>0.000122629</text:p>
          </table:table-cell>
          <table:table-cell office:value-type="float" office:value="4.090729">
            <text:p>4.090729</text:p>
          </table:table-cell>
          <table:table-cell office:value-type="float" office:value="0.016362316">
            <text:p>0.016362316</text:p>
          </table:table-cell>
          <table:table-cell/>
          <table:table-cell office:value-type="float" office:value="400">
            <text:p>400</text:p>
          </table:table-cell>
          <table:table-cell table:formula="of:=LOG([.H34];10)" office:value-type="float" office:value="2.60205999132796">
            <text:p>2.6020599913</text:p>
          </table:table-cell>
          <table:table-cell table:formula="of:=LOG([.E34];10)" office:value-type="float" office:value="0.611800709588092">
            <text:p>0.61180070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0.000089214">
            <text:p>0.000089214</text:p>
          </table:table-cell>
          <table:table-cell office:value-type="float" office:value="2.320294">
            <text:p>2.320294</text:p>
          </table:table-cell>
          <table:table-cell office:value-type="float" office:value="0.009280324">
            <text:p>0.009280324</text:p>
          </table:table-cell>
          <table:table-cell/>
          <table:table-cell office:value-type="float" office:value="300">
            <text:p>300</text:p>
          </table:table-cell>
          <table:table-cell table:formula="of:=LOG([.H35];10)" office:value-type="float" office:value="2.47712125471966">
            <text:p>2.4771212547</text:p>
          </table:table-cell>
          <table:table-cell table:formula="of:=LOG([.E35];10)" office:value-type="float" office:value="0.365543016997852">
            <text:p>0.3655430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0.00005652">
            <text:p>0.00005652</text:p>
          </table:table-cell>
          <table:table-cell office:value-type="float" office:value="0.956289">
            <text:p>0.956289</text:p>
          </table:table-cell>
          <table:table-cell office:value-type="float" office:value="0.00382468">
            <text:p>0.00382468</text:p>
          </table:table-cell>
          <table:table-cell/>
          <table:table-cell office:value-type="float" office:value="200">
            <text:p>200</text:p>
          </table:table-cell>
          <table:table-cell table:formula="of:=LOG([.H36];10)" office:value-type="float" office:value="2.30102999566398">
            <text:p>2.3010299957</text:p>
          </table:table-cell>
          <table:table-cell table:formula="of:=LOG([.E36];10)" office:value-type="float" office:value="-0.0194108397971111">
            <text:p>-0.01941083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0.000029921">
            <text:p>0.000029921</text:p>
          </table:table-cell>
          <table:table-cell office:value-type="float" office:value="0.238274">
            <text:p>0.238274</text:p>
          </table:table-cell>
          <table:table-cell office:value-type="float" office:value="0.000952642">
            <text:p>0.000952642</text:p>
          </table:table-cell>
          <table:table-cell/>
          <table:table-cell office:value-type="float" office:value="100">
            <text:p>100</text:p>
          </table:table-cell>
          <table:table-cell table:formula="of:=LOG([.H37];10)" office:value-type="float" office:value="2">
            <text:p>2</text:p>
          </table:table-cell>
          <table:table-cell table:formula="of:=LOG([.E37];10)" office:value-type="float" office:value="-0.622923344445692">
            <text:p>-0.62292334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0.000027795">
            <text:p>0.000027795</text:p>
          </table:table-cell>
          <table:table-cell office:value-type="float" office:value="0.195915">
            <text:p>0.195915</text:p>
          </table:table-cell>
          <table:table-cell office:value-type="float" office:value="0.000783222">
            <text:p>0.000783222</text:p>
          </table:table-cell>
          <table:table-cell/>
          <table:table-cell office:value-type="float" office:value="90">
            <text:p>90</text:p>
          </table:table-cell>
          <table:table-cell table:formula="of:=LOG([.H38];10)" office:value-type="float" office:value="1.95424250943932">
            <text:p>1.9542425094</text:p>
          </table:table-cell>
          <table:table-cell table:formula="of:=LOG([.E38];10)" office:value-type="float" office:value="-0.707932311489501">
            <text:p>-0.70793231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0.000025207">
            <text:p>0.000025207</text:p>
          </table:table-cell>
          <table:table-cell office:value-type="float" office:value="0.153538">
            <text:p>0.153538</text:p>
          </table:table-cell>
          <table:table-cell office:value-type="float" office:value="0.00061378">
            <text:p>0.00061378</text:p>
          </table:table-cell>
          <table:table-cell/>
          <table:table-cell office:value-type="float" office:value="80">
            <text:p>80</text:p>
          </table:table-cell>
          <table:table-cell table:formula="of:=LOG([.H39];10)" office:value-type="float" office:value="1.90308998699194">
            <text:p>1.903089987</text:p>
          </table:table-cell>
          <table:table-cell table:formula="of:=LOG([.E39];10)" office:value-type="float" office:value="-0.813784120851881">
            <text:p>-0.81378412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0.00002327">
            <text:p>0.00002327</text:p>
          </table:table-cell>
          <table:table-cell office:value-type="float" office:value="0.1266135">
            <text:p>0.1266135</text:p>
          </table:table-cell>
          <table:table-cell office:value-type="float" office:value="0.000505988">
            <text:p>0.000505988</text:p>
          </table:table-cell>
          <table:table-cell/>
          <table:table-cell office:value-type="float" office:value="70">
            <text:p>70</text:p>
          </table:table-cell>
          <table:table-cell table:formula="of:=LOG([.H40];10)" office:value-type="float" office:value="1.84509804001426">
            <text:p>1.84509804</text:p>
          </table:table-cell>
          <table:table-cell table:formula="of:=LOG([.E40];10)" office:value-type="float" office:value="-0.897519985764726">
            <text:p>-0.89751998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0.00001965">
            <text:p>0.00001965</text:p>
          </table:table-cell>
          <table:table-cell office:value-type="float" office:value="0.117866">
            <text:p>0.117866</text:p>
          </table:table-cell>
          <table:table-cell office:value-type="float" office:value="0.000471042">
            <text:p>0.000471042</text:p>
          </table:table-cell>
          <table:table-cell/>
          <table:table-cell office:value-type="float" office:value="60">
            <text:p>60</text:p>
          </table:table-cell>
          <table:table-cell table:formula="of:=LOG([.H41];10)" office:value-type="float" office:value="1.77815125038364">
            <text:p>1.7781512504</text:p>
          </table:table-cell>
          <table:table-cell table:formula="of:=LOG([.E41];10)" office:value-type="float" office:value="-0.928611454802327">
            <text:p>-0.92861145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0.000017356">
            <text:p>0.000017356</text:p>
          </table:table-cell>
          <table:table-cell office:value-type="float" office:value="0.1048005">
            <text:p>0.1048005</text:p>
          </table:table-cell>
          <table:table-cell office:value-type="float" office:value="0.000418772">
            <text:p>0.000418772</text:p>
          </table:table-cell>
          <table:table-cell/>
          <table:table-cell office:value-type="float" office:value="50">
            <text:p>50</text:p>
          </table:table-cell>
          <table:table-cell table:formula="of:=LOG([.H42];10)" office:value-type="float" office:value="1.69897000433602">
            <text:p>1.6989700043</text:p>
          </table:table-cell>
          <table:table-cell table:formula="of:=LOG([.E42];10)" office:value-type="float" office:value="-0.979636645341577">
            <text:p>-0.97963664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0.000013679">
            <text:p>0.000013679</text:p>
          </table:table-cell>
          <table:table-cell office:value-type="float" office:value="0.104678">
            <text:p>0.104678</text:p>
          </table:table-cell>
          <table:table-cell office:value-type="float" office:value="0.000418286">
            <text:p>0.000418286</text:p>
          </table:table-cell>
          <table:table-cell/>
          <table:table-cell office:value-type="float" office:value="40">
            <text:p>40</text:p>
          </table:table-cell>
          <table:table-cell table:formula="of:=LOG([.H43];10)" office:value-type="float" office:value="1.60205999132796">
            <text:p>1.6020599913</text:p>
          </table:table-cell>
          <table:table-cell table:formula="of:=LOG([.E43];10)" office:value-type="float" office:value="-0.980144583675082">
            <text:p>-0.98014458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0.000010525">
            <text:p>0.000010525</text:p>
          </table:table-cell>
          <table:table-cell office:value-type="float" office:value="0.092271">
            <text:p>0.092271</text:p>
          </table:table-cell>
          <table:table-cell office:value-type="float" office:value="0.000368646">
            <text:p>0.000368646</text:p>
          </table:table-cell>
          <table:table-cell/>
          <table:table-cell office:value-type="float" office:value="30">
            <text:p>30</text:p>
          </table:table-cell>
          <table:table-cell table:formula="of:=LOG([.H44];10)" office:value-type="float" office:value="1.47712125471966">
            <text:p>1.4771212547</text:p>
          </table:table-cell>
          <table:table-cell table:formula="of:=LOG([.E44];10)" office:value-type="float" office:value="-1.03493477263548">
            <text:p>-1.03493477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0.000008263">
            <text:p>0.000008263</text:p>
          </table:table-cell>
          <table:table-cell office:value-type="float" office:value="0.1083005">
            <text:p>0.1083005</text:p>
          </table:table-cell>
          <table:table-cell office:value-type="float" office:value="0.000432662">
            <text:p>0.000432662</text:p>
          </table:table-cell>
          <table:table-cell/>
          <table:table-cell office:value-type="float" office:value="20">
            <text:p>20</text:p>
          </table:table-cell>
          <table:table-cell table:formula="of:=LOG([.H45];10)" office:value-type="float" office:value="1.30102999566398">
            <text:p>1.3010299957</text:p>
          </table:table-cell>
          <table:table-cell table:formula="of:=LOG([.E45];10)" office:value-type="float" office:value="-0.965369538326298">
            <text:p>-0.96536953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0.000004684">
            <text:p>0.000004684</text:p>
          </table:table-cell>
          <table:table-cell office:value-type="float" office:value="0.1179685">
            <text:p>0.1179685</text:p>
          </table:table-cell>
          <table:table-cell office:value-type="float" office:value="0.000471438">
            <text:p>0.000471438</text:p>
          </table:table-cell>
          <table:table-cell/>
          <table:table-cell office:value-type="float" office:value="10">
            <text:p>10</text:p>
          </table:table-cell>
          <table:table-cell table:formula="of:=LOG([.H46];10)" office:value-type="float" office:value="1">
            <text:p>1</text:p>
          </table:table-cell>
          <table:table-cell table:formula="of:=LOG([.E46];10)" office:value-type="float" office:value="-0.928233942714841">
            <text:p>-0.9282339427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00019184">
            <text:p>0.00019184</text:p>
          </table:table-cell>
          <table:table-cell office:value-type="float" office:value="38.4180205">
            <text:p>38.4180205</text:p>
          </table:table-cell>
          <table:table-cell office:value-type="float" office:value="0.153671722">
            <text:p>0.153671722</text:p>
          </table:table-cell>
          <table:table-cell/>
          <table:table-cell office:value-type="float" office:value="800">
            <text:p>800</text:p>
          </table:table-cell>
          <table:table-cell table:formula="of:=LOG([.H49];10)" office:value-type="float" office:value="2.90308998699194">
            <text:p>2.903089987</text:p>
          </table:table-cell>
          <table:table-cell table:formula="of:=LOG([.E49];10)" office:value-type="float" office:value="1.58453498394904">
            <text:p>1.58453498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000171382">
            <text:p>0.000171382</text:p>
          </table:table-cell>
          <table:table-cell office:value-type="float" office:value="30.047222">
            <text:p>30.047222</text:p>
          </table:table-cell>
          <table:table-cell office:value-type="float" office:value="0.120188432">
            <text:p>0.120188432</text:p>
          </table:table-cell>
          <table:table-cell/>
          <table:table-cell office:value-type="float" office:value="700">
            <text:p>700</text:p>
          </table:table-cell>
          <table:table-cell table:formula="of:=LOG([.H50];10)" office:value-type="float" office:value="2.84509804001426">
            <text:p>2.84509804</text:p>
          </table:table-cell>
          <table:table-cell table:formula="of:=LOG([.E50];10)" office:value-type="float" office:value="1.47780432572842">
            <text:p>1.47780432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000142957">
            <text:p>0.000142957</text:p>
          </table:table-cell>
          <table:table-cell office:value-type="float" office:value="21.480246">
            <text:p>21.480246</text:p>
          </table:table-cell>
          <table:table-cell office:value-type="string">
            <text:p>0.085920662s</text:p>
          </table:table-cell>
          <table:table-cell/>
          <table:table-cell office:value-type="float" office:value="600">
            <text:p>600</text:p>
          </table:table-cell>
          <table:table-cell table:formula="of:=LOG([.H51];10)" office:value-type="float" office:value="2.77815125038364">
            <text:p>2.7781512504</text:p>
          </table:table-cell>
          <table:table-cell table:formula="of:=LOG([.E51];10)" office:value-type="float" office:value="1.33203925076266">
            <text:p>1.33203925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000121696">
            <text:p>0.000121696</text:p>
          </table:table-cell>
          <table:table-cell office:value-type="float" office:value="15.2480625">
            <text:p>15.2480625</text:p>
          </table:table-cell>
          <table:table-cell office:value-type="float" office:value="0.000065878">
            <text:p>0.000065878</text:p>
          </table:table-cell>
          <table:table-cell/>
          <table:table-cell office:value-type="float" office:value="500">
            <text:p>500</text:p>
          </table:table-cell>
          <table:table-cell table:formula="of:=LOG([.H52];10)" office:value-type="float" office:value="2.69897000433602">
            <text:p>2.6989700043</text:p>
          </table:table-cell>
          <table:table-cell table:formula="of:=LOG([.E52];10)" office:value-type="float" office:value="1.18321466341948">
            <text:p>1.18321466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000101432">
            <text:p>0.000101432</text:p>
          </table:table-cell>
          <table:table-cell office:value-type="float" office:value="10.175903">
            <text:p>10.175903</text:p>
          </table:table-cell>
          <table:table-cell office:value-type="float" office:value="0.040703248">
            <text:p>0.040703248</text:p>
          </table:table-cell>
          <table:table-cell/>
          <table:table-cell office:value-type="float" office:value="400">
            <text:p>400</text:p>
          </table:table-cell>
          <table:table-cell table:formula="of:=LOG([.H53];10)" office:value-type="float" office:value="2.60205999132796">
            <text:p>2.6020599913</text:p>
          </table:table-cell>
          <table:table-cell table:formula="of:=LOG([.E53];10)" office:value-type="float" office:value="1.00757295848854">
            <text:p>1.00757295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000074439">
            <text:p>0.000074439</text:p>
          </table:table-cell>
          <table:table-cell office:value-type="float" office:value="5.610871">
            <text:p>5.610871</text:p>
          </table:table-cell>
          <table:table-cell office:value-type="float" office:value="0.022443242">
            <text:p>0.022443242</text:p>
          </table:table-cell>
          <table:table-cell/>
          <table:table-cell office:value-type="float" office:value="300">
            <text:p>300</text:p>
          </table:table-cell>
          <table:table-cell table:formula="of:=LOG([.H54];10)" office:value-type="float" office:value="2.47712125471966">
            <text:p>2.4771212547</text:p>
          </table:table-cell>
          <table:table-cell table:formula="of:=LOG([.E54];10)" office:value-type="float" office:value="0.749030283917824">
            <text:p>0.74903028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000048838">
            <text:p>0.000048838</text:p>
          </table:table-cell>
          <table:table-cell office:value-type="float" office:value="2.4641225">
            <text:p>2.4641225</text:p>
          </table:table-cell>
          <table:table-cell office:value-type="float" office:value="0.009856178">
            <text:p>0.009856178</text:p>
          </table:table-cell>
          <table:table-cell/>
          <table:table-cell office:value-type="float" office:value="200">
            <text:p>200</text:p>
          </table:table-cell>
          <table:table-cell table:formula="of:=LOG([.H55];10)" office:value-type="float" office:value="2.30102999566398">
            <text:p>2.3010299957</text:p>
          </table:table-cell>
          <table:table-cell table:formula="of:=LOG([.E55];10)" office:value-type="float" office:value="0.39166229430067">
            <text:p>0.39166229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000026114">
            <text:p>0.000026114</text:p>
          </table:table-cell>
          <table:table-cell office:value-type="float" office:value="0.671787">
            <text:p>0.671787</text:p>
          </table:table-cell>
          <table:table-cell office:value-type="float" office:value="0.002686618">
            <text:p>0.002686618</text:p>
          </table:table-cell>
          <table:table-cell/>
          <table:table-cell office:value-type="float" office:value="100">
            <text:p>100</text:p>
          </table:table-cell>
          <table:table-cell table:formula="of:=LOG([.H56];10)" office:value-type="float" office:value="2">
            <text:p>2</text:p>
          </table:table-cell>
          <table:table-cell table:formula="of:=LOG([.E56];10)" office:value-type="float" office:value="-0.172768404607024">
            <text:p>-0.17276840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000023277">
            <text:p>0.000023277</text:p>
          </table:table-cell>
          <table:table-cell office:value-type="float" office:value="0.536433">
            <text:p>0.536433</text:p>
          </table:table-cell>
          <table:table-cell office:value-type="float" office:value="0.002145474">
            <text:p>0.002145474</text:p>
          </table:table-cell>
          <table:table-cell/>
          <table:table-cell office:value-type="float" office:value="90">
            <text:p>90</text:p>
          </table:table-cell>
          <table:table-cell table:formula="of:=LOG([.H57];10)" office:value-type="float" office:value="1.95424250943932">
            <text:p>1.9542425094</text:p>
          </table:table-cell>
          <table:table-cell table:formula="of:=LOG([.E57];10)" office:value-type="float" office:value="-0.270484513301669">
            <text:p>-0.27048451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000019575">
            <text:p>0.000019575</text:p>
          </table:table-cell>
          <table:table-cell office:value-type="float" office:value="0.416065">
            <text:p>0.416065</text:p>
          </table:table-cell>
          <table:table-cell office:value-type="float" office:value="0.00166387">
            <text:p>0.00166387</text:p>
          </table:table-cell>
          <table:table-cell/>
          <table:table-cell office:value-type="float" office:value="80">
            <text:p>80</text:p>
          </table:table-cell>
          <table:table-cell table:formula="of:=LOG([.H58];10)" office:value-type="float" office:value="1.90308998699194">
            <text:p>1.903089987</text:p>
          </table:table-cell>
          <table:table-cell table:formula="of:=LOG([.E58];10)" office:value-type="float" office:value="-0.380838816161354">
            <text:p>-0.38083881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000017785">
            <text:p>0.000017785</text:p>
          </table:table-cell>
          <table:table-cell office:value-type="float" office:value="0.328235">
            <text:p>0.328235</text:p>
          </table:table-cell>
          <table:table-cell office:value-type="float" office:value="0.00131269">
            <text:p>0.00131269</text:p>
          </table:table-cell>
          <table:table-cell/>
          <table:table-cell office:value-type="float" office:value="70">
            <text:p>70</text:p>
          </table:table-cell>
          <table:table-cell table:formula="of:=LOG([.H59];10)" office:value-type="float" office:value="1.84509804001426">
            <text:p>1.84509804</text:p>
          </table:table-cell>
          <table:table-cell table:formula="of:=LOG([.E59];10)" office:value-type="float" office:value="-0.483815111593631">
            <text:p>-0.4838151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000015318">
            <text:p>0.000015318</text:p>
          </table:table-cell>
          <table:table-cell office:value-type="float" office:value="0.243891">
            <text:p>0.243891</text:p>
          </table:table-cell>
          <table:table-cell office:value-type="float" office:value="0.000975282">
            <text:p>0.000975282</text:p>
          </table:table-cell>
          <table:table-cell/>
          <table:table-cell office:value-type="float" office:value="60">
            <text:p>60</text:p>
          </table:table-cell>
          <table:table-cell table:formula="of:=LOG([.H60];10)" office:value-type="float" office:value="1.77815125038364">
            <text:p>1.7781512504</text:p>
          </table:table-cell>
          <table:table-cell table:formula="of:=LOG([.E60];10)" office:value-type="float" office:value="-0.612804225608591">
            <text:p>-0.61280422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000012549">
            <text:p>0.000012549</text:p>
          </table:table-cell>
          <table:table-cell office:value-type="float" office:value="0.17563">
            <text:p>0.17563</text:p>
          </table:table-cell>
          <table:table-cell office:value-type="float" office:value="0.000702246">
            <text:p>0.000702246</text:p>
          </table:table-cell>
          <table:table-cell/>
          <table:table-cell office:value-type="float" office:value="50">
            <text:p>50</text:p>
          </table:table-cell>
          <table:table-cell table:formula="of:=LOG([.H61];10)" office:value-type="float" office:value="1.69897000433602">
            <text:p>1.6989700043</text:p>
          </table:table-cell>
          <table:table-cell table:formula="of:=LOG([.E61];10)" office:value-type="float" office:value="-0.755401298671133">
            <text:p>-0.75540129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000009885">
            <text:p>0.000009885</text:p>
          </table:table-cell>
          <table:table-cell office:value-type="float" office:value="0.1270045">
            <text:p>0.1270045</text:p>
          </table:table-cell>
          <table:table-cell office:value-type="float" office:value="0.000507672">
            <text:p>0.000507672</text:p>
          </table:table-cell>
          <table:table-cell/>
          <table:table-cell office:value-type="float" office:value="40">
            <text:p>40</text:p>
          </table:table-cell>
          <table:table-cell table:formula="of:=LOG([.H62];10)" office:value-type="float" office:value="1.60205999132796">
            <text:p>1.6020599913</text:p>
          </table:table-cell>
          <table:table-cell table:formula="of:=LOG([.E62];10)" office:value-type="float" office:value="-0.896180890929511">
            <text:p>-0.89618089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000007669">
            <text:p>0.000007669</text:p>
          </table:table-cell>
          <table:table-cell office:value-type="float" office:value="0.0785255">
            <text:p>0.0785255</text:p>
          </table:table-cell>
          <table:table-cell office:value-type="float" office:value="0.000313854">
            <text:p>0.000313854</text:p>
          </table:table-cell>
          <table:table-cell/>
          <table:table-cell office:value-type="float" office:value="30">
            <text:p>30</text:p>
          </table:table-cell>
          <table:table-cell table:formula="of:=LOG([.H63];10)" office:value-type="float" office:value="1.47712125471966">
            <text:p>1.4771212547</text:p>
          </table:table-cell>
          <table:table-cell table:formula="of:=LOG([.E63];10)" office:value-type="float" office:value="-1.10498928961205">
            <text:p>-1.10498928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000005517">
            <text:p>0.000005517</text:p>
          </table:table-cell>
          <table:table-cell office:value-type="float" office:value="0.040459">
            <text:p>0.040459</text:p>
          </table:table-cell>
          <table:table-cell office:value-type="float" office:value="0.000161674">
            <text:p>0.000161674</text:p>
          </table:table-cell>
          <table:table-cell/>
          <table:table-cell office:value-type="float" office:value="20">
            <text:p>20</text:p>
          </table:table-cell>
          <table:table-cell table:formula="of:=LOG([.H64];10)" office:value-type="float" office:value="1.30102999566398">
            <text:p>1.3010299957</text:p>
          </table:table-cell>
          <table:table-cell table:formula="of:=LOG([.E64];10)" office:value-type="float" office:value="-1.39298485561981">
            <text:p>-1.39298485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000005517">
            <text:p>0.000005517</text:p>
          </table:table-cell>
          <table:table-cell office:value-type="float" office:value="0.040459">
            <text:p>0.040459</text:p>
          </table:table-cell>
          <table:table-cell office:value-type="float" office:value="0.000161674">
            <text:p>0.000161674</text:p>
          </table:table-cell>
          <table:table-cell/>
          <table:table-cell office:value-type="float" office:value="10">
            <text:p>10</text:p>
          </table:table-cell>
          <table:table-cell table:formula="of:=LOG([.H65];10)" office:value-type="float" office:value="1">
            <text:p>1</text:p>
          </table:table-cell>
          <table:table-cell table:formula="of:=LOG([.E65];10)" office:value-type="float" office:value="-1.39298485561981">
            <text:p>-1.3929848556</text:p>
          </table:table-cell>
          <table:table-cell/>
        </table:table-row>
        <table:table-row table:style-name="ro1" table:number-rows-repeated="104851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4">07/14/2012</text:date>, <text:time>18:0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erdmann </meta:initial-creator>
    <meta:creation-date>2012-07-04T21:42:20</meta:creation-date>
    <dc:date>2012-07-14T18:03:22</dc:date>
    <dc:creator>merdmann </dc:creator>
    <meta:editing-duration>PT10H58M19S</meta:editing-duration>
    <meta:editing-cycles>30</meta:editing-cycles>
    <meta:generator>LibreOffice/3.3$Unix LibreOffice_project/330m19$Build-8</meta:generator>
    <meta:document-statistic meta:table-count="3" meta:cell-count="4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283cm" svg:height="13.715cm" xlink:href=".." xlink:type="simple" chart:class="chart:scatter" chart:style-name="ch1">
        <chart:legend chart:legend-position="end" svg:x="23.289cm" svg:y="6.337cm" chart:style-name="ch2"/>
        <chart:plot-area chart:style-name="ch3" table:cell-range-address="Sheet1.I30:Sheet1.I30 Sheet1.J30:Sheet1.J46 Sheet1.H30:Sheet1.H46 Sheet1.C30:Sheet1.C30 Sheet1.E30:Sheet1.E46 Sheet1.C49:Sheet1.C49 Sheet1.E49:Sheet1.E65" chart:data-source-has-labels="both" svg:x="0.935cm" svg:y="1.792cm" svg:width="21.384cm" svg:height="11.229cm">
          <chartooo:coordinate-region svg:x="1.847cm" svg:y="2.441cm" svg:width="20.1cm" svg:height="9.933cm"/>
          <chart:axis chart:dimension="x" chart:name="primary-x" chart:style-name="ch4">
            <chart:categories table:cell-range-address="Sheet1.J30:Sheet1.J46"/>
          </chart:axis>
          <chart:axis chart:dimension="x" chart:name="secondary-x" chart:style-name="ch5">
            <chart:title svg:x="10.128cm" svg:y="0.958cm" chart:style-name="ch6">
              <text:p>Number of Particles</text:p>
            </chart:title>
          </chart:axis>
          <chart:axis chart:dimension="y" chart:name="primary-y" chart:style-name="ch4">
            <chart:grid chart:style-name="ch7" chart:class="major"/>
          </chart:axis>
          <chart:series chart:style-name="ch8" chart:values-cell-range-address="Sheet1.E30:Sheet1.E46" chart:label-cell-address="Sheet1.C30:Sheet1.C30" chart:class="chart:scatter">
            <chart:domain table:cell-range-address="Sheet1.H30:Sheet1.H46"/>
            <chart:data-point chart:repeated="17"/>
          </chart:series>
          <chart:series chart:style-name="ch9" chart:values-cell-range-address="Sheet1.E49:Sheet1.E65" chart:label-cell-address="Sheet1.C49:Sheet1.C49" chart:class="chart:scatter">
            <chart:domain table:cell-range-address="Sheet1.H49:Sheet1.H65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8</text:p>
                <draw:g>
                  <svg:desc>Sheet1.C30:Sheet1.C30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1</text:p>
                <draw:g>
                  <svg:desc>Sheet1.C49:Sheet1.C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2168119395</text:p>
                <draw:g>
                  <svg:desc>Sheet1.J30:Sheet1.J46</svg:desc>
                </draw:g>
              </table:table-cell>
              <table:table-cell office:value-type="float" office:value="800">
                <text:p>800</text:p>
                <draw:g>
                  <svg:desc>Sheet1.H30:Sheet1.H46</svg:desc>
                </draw:g>
              </table:table-cell>
              <table:table-cell office:value-type="float" office:value="16.4744885">
                <text:p>16.4744885</text:p>
                <draw:g>
                  <svg:desc>Sheet1.E30:Sheet1.E46</svg:desc>
                </draw:g>
              </table:table-cell>
              <table:table-cell office:value-type="float" office:value="800">
                <text:p>800</text:p>
                <draw:g>
                  <svg:desc>Sheet1.H49:Sheet1.H65</svg:desc>
                </draw:g>
              </table:table-cell>
              <table:table-cell office:value-type="float" office:value="38.4180205">
                <text:p>38.4180205</text:p>
                <draw:g>
                  <svg:desc>Sheet1.E49:Sheet1.E65</svg:desc>
                </draw:g>
              </table:table-cell>
            </table:table-row>
            <table:table-row>
              <table:table-cell office:value-type="string">
                <text:p>1.1003786622</text:p>
              </table:table-cell>
              <table:table-cell office:value-type="float" office:value="700">
                <text:p>700</text:p>
              </table:table-cell>
              <table:table-cell office:value-type="float" office:value="12.6002355">
                <text:p>12.6002355</text:p>
              </table:table-cell>
              <table:table-cell office:value-type="float" office:value="700">
                <text:p>700</text:p>
              </table:table-cell>
              <table:table-cell office:value-type="float" office:value="30.047222">
                <text:p>30.047222</text:p>
              </table:table-cell>
            </table:table-row>
            <table:table-row>
              <table:table-cell office:value-type="string">
                <text:p>0.964065569</text:p>
              </table:table-cell>
              <table:table-cell office:value-type="float" office:value="600">
                <text:p>600</text:p>
              </table:table-cell>
              <table:table-cell office:value-type="float" office:value="9.2058855">
                <text:p>9.2058855</text:p>
              </table:table-cell>
              <table:table-cell office:value-type="float" office:value="600">
                <text:p>600</text:p>
              </table:table-cell>
              <table:table-cell office:value-type="float" office:value="21.480246">
                <text:p>21.480246</text:p>
              </table:table-cell>
            </table:table-row>
            <table:table-row>
              <table:table-cell office:value-type="string">
                <text:p>0.8019560721</text:p>
              </table:table-cell>
              <table:table-cell office:value-type="float" office:value="500">
                <text:p>500</text:p>
              </table:table-cell>
              <table:table-cell office:value-type="float" office:value="6.338056">
                <text:p>6.338056</text:p>
              </table:table-cell>
              <table:table-cell office:value-type="float" office:value="500">
                <text:p>500</text:p>
              </table:table-cell>
              <table:table-cell office:value-type="float" office:value="15.2480625">
                <text:p>15.2480625</text:p>
              </table:table-cell>
            </table:table-row>
            <table:table-row>
              <table:table-cell office:value-type="string">
                <text:p>0.6118007096</text:p>
              </table:table-cell>
              <table:table-cell office:value-type="float" office:value="400">
                <text:p>400</text:p>
              </table:table-cell>
              <table:table-cell office:value-type="float" office:value="4.090729">
                <text:p>4.090729</text:p>
              </table:table-cell>
              <table:table-cell office:value-type="float" office:value="400">
                <text:p>400</text:p>
              </table:table-cell>
              <table:table-cell office:value-type="float" office:value="10.175903">
                <text:p>10.175903</text:p>
              </table:table-cell>
            </table:table-row>
            <table:table-row>
              <table:table-cell office:value-type="string">
                <text:p>0.365543017</text:p>
              </table:table-cell>
              <table:table-cell office:value-type="float" office:value="300">
                <text:p>300</text:p>
              </table:table-cell>
              <table:table-cell office:value-type="float" office:value="2.320294">
                <text:p>2.320294</text:p>
              </table:table-cell>
              <table:table-cell office:value-type="float" office:value="300">
                <text:p>300</text:p>
              </table:table-cell>
              <table:table-cell office:value-type="float" office:value="5.610871">
                <text:p>5.610871</text:p>
              </table:table-cell>
            </table:table-row>
            <table:table-row>
              <table:table-cell office:value-type="string">
                <text:p>-0.0194108398</text:p>
              </table:table-cell>
              <table:table-cell office:value-type="float" office:value="200">
                <text:p>200</text:p>
              </table:table-cell>
              <table:table-cell office:value-type="float" office:value="0.956289">
                <text:p>0.956289</text:p>
              </table:table-cell>
              <table:table-cell office:value-type="float" office:value="200">
                <text:p>200</text:p>
              </table:table-cell>
              <table:table-cell office:value-type="float" office:value="2.4641225">
                <text:p>2.4641225</text:p>
              </table:table-cell>
            </table:table-row>
            <table:table-row>
              <table:table-cell office:value-type="string">
                <text:p>-0.6229233444</text:p>
              </table:table-cell>
              <table:table-cell office:value-type="float" office:value="100">
                <text:p>100</text:p>
              </table:table-cell>
              <table:table-cell office:value-type="float" office:value="0.238274">
                <text:p>0.238274</text:p>
              </table:table-cell>
              <table:table-cell office:value-type="float" office:value="100">
                <text:p>100</text:p>
              </table:table-cell>
              <table:table-cell office:value-type="float" office:value="0.671787">
                <text:p>0.671787</text:p>
              </table:table-cell>
            </table:table-row>
            <table:table-row>
              <table:table-cell office:value-type="string">
                <text:p>-0.7079323115</text:p>
              </table:table-cell>
              <table:table-cell office:value-type="float" office:value="90">
                <text:p>90</text:p>
              </table:table-cell>
              <table:table-cell office:value-type="float" office:value="0.195915">
                <text:p>0.195915</text:p>
              </table:table-cell>
              <table:table-cell office:value-type="float" office:value="90">
                <text:p>90</text:p>
              </table:table-cell>
              <table:table-cell office:value-type="float" office:value="0.536433">
                <text:p>0.536433</text:p>
              </table:table-cell>
            </table:table-row>
            <table:table-row>
              <table:table-cell office:value-type="string">
                <text:p>-0.8137841209</text:p>
              </table:table-cell>
              <table:table-cell office:value-type="float" office:value="80">
                <text:p>80</text:p>
              </table:table-cell>
              <table:table-cell office:value-type="float" office:value="0.153538">
                <text:p>0.153538</text:p>
              </table:table-cell>
              <table:table-cell office:value-type="float" office:value="80">
                <text:p>80</text:p>
              </table:table-cell>
              <table:table-cell office:value-type="float" office:value="0.416065">
                <text:p>0.416065</text:p>
              </table:table-cell>
            </table:table-row>
            <table:table-row>
              <table:table-cell office:value-type="string">
                <text:p>-0.8975199858</text:p>
              </table:table-cell>
              <table:table-cell office:value-type="float" office:value="70">
                <text:p>70</text:p>
              </table:table-cell>
              <table:table-cell office:value-type="float" office:value="0.1266135">
                <text:p>0.1266135</text:p>
              </table:table-cell>
              <table:table-cell office:value-type="float" office:value="70">
                <text:p>70</text:p>
              </table:table-cell>
              <table:table-cell office:value-type="float" office:value="0.328235">
                <text:p>0.328235</text:p>
              </table:table-cell>
            </table:table-row>
            <table:table-row>
              <table:table-cell office:value-type="string">
                <text:p>-0.9286114548</text:p>
              </table:table-cell>
              <table:table-cell office:value-type="float" office:value="60">
                <text:p>60</text:p>
              </table:table-cell>
              <table:table-cell office:value-type="float" office:value="0.117866">
                <text:p>0.117866</text:p>
              </table:table-cell>
              <table:table-cell office:value-type="float" office:value="60">
                <text:p>60</text:p>
              </table:table-cell>
              <table:table-cell office:value-type="float" office:value="0.243891">
                <text:p>0.243891</text:p>
              </table:table-cell>
            </table:table-row>
            <table:table-row>
              <table:table-cell office:value-type="string">
                <text:p>-0.9796366453</text:p>
              </table:table-cell>
              <table:table-cell office:value-type="float" office:value="50">
                <text:p>50</text:p>
              </table:table-cell>
              <table:table-cell office:value-type="float" office:value="0.1048005">
                <text:p>0.1048005</text:p>
              </table:table-cell>
              <table:table-cell office:value-type="float" office:value="50">
                <text:p>50</text:p>
              </table:table-cell>
              <table:table-cell office:value-type="float" office:value="0.17563">
                <text:p>0.17563</text:p>
              </table:table-cell>
            </table:table-row>
            <table:table-row>
              <table:table-cell office:value-type="string">
                <text:p>-0.9801445837</text:p>
              </table:table-cell>
              <table:table-cell office:value-type="float" office:value="40">
                <text:p>40</text:p>
              </table:table-cell>
              <table:table-cell office:value-type="float" office:value="0.104678">
                <text:p>0.104678</text:p>
              </table:table-cell>
              <table:table-cell office:value-type="float" office:value="40">
                <text:p>40</text:p>
              </table:table-cell>
              <table:table-cell office:value-type="float" office:value="0.1270045">
                <text:p>0.1270045</text:p>
              </table:table-cell>
            </table:table-row>
            <table:table-row>
              <table:table-cell office:value-type="string">
                <text:p>-1.0349347726</text:p>
              </table:table-cell>
              <table:table-cell office:value-type="float" office:value="30">
                <text:p>30</text:p>
              </table:table-cell>
              <table:table-cell office:value-type="float" office:value="0.092271">
                <text:p>0.092271</text:p>
              </table:table-cell>
              <table:table-cell office:value-type="float" office:value="30">
                <text:p>30</text:p>
              </table:table-cell>
              <table:table-cell office:value-type="float" office:value="0.0785255">
                <text:p>0.0785255</text:p>
              </table:table-cell>
            </table:table-row>
            <table:table-row>
              <table:table-cell office:value-type="string">
                <text:p>-0.9653695383</text:p>
              </table:table-cell>
              <table:table-cell office:value-type="float" office:value="20">
                <text:p>20</text:p>
              </table:table-cell>
              <table:table-cell office:value-type="float" office:value="0.1083005">
                <text:p>0.1083005</text:p>
              </table:table-cell>
              <table:table-cell office:value-type="float" office:value="20">
                <text:p>20</text:p>
              </table:table-cell>
              <table:table-cell office:value-type="float" office:value="0.040459">
                <text:p>0.040459</text:p>
              </table:table-cell>
            </table:table-row>
            <table:table-row>
              <table:table-cell office:value-type="string">
                <text:p>-0.9282339427</text:p>
              </table:table-cell>
              <table:table-cell office:value-type="float" office:value="10">
                <text:p>10</text:p>
              </table:table-cell>
              <table:table-cell office:value-type="float" office:value="0.1179685">
                <text:p>0.1179685</text:p>
              </table:table-cell>
              <table:table-cell office:value-type="float" office:value="10">
                <text:p>10</text:p>
              </table:table-cell>
              <table:table-cell office:value-type="float" office:value="0.040459">
                <text:p>0.0404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